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27cm" draw:marker-start-width="0.483cm" draw:marker-end-width="0.483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2" style:family="graphic" style:parent-style-name="standard">
      <style:graphic-properties draw:stroke="dash" draw:stroke-dash="Fine_20_Dashed" svg:stroke-width="0.127cm" draw:marker-start-width="0.483cm" draw:marker-end-width="0.483cm" draw:fill="none" draw:textarea-vertical-align="middle" draw:auto-grow-height="false" fo:min-height="0.749cm" fo:min-width="0.499cm" fo:padding-top="0.188cm" fo:padding-bottom="0.188cm" fo:padding-left="0.313cm" fo:padding-right="0.313cm"/>
    </style:style>
    <style:style style:name="gr3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dash" draw:stroke-dash="Ultrafine_20_Dashed" svg:stroke-width="0.127cm" svg:stroke-color="#ff0000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7" style:family="graphic" style:parent-style-name="standard">
      <style:graphic-properties draw:stroke="solid" draw:stroke-dash="Ultrafine_20_Dashed" svg:stroke-width="0.076cm" svg:stroke-color="#0000ff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solid" draw:stroke-dash="Ultrafine_20_Dashed" svg:stroke-width="0.076cm" svg:stroke-color="#00ff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5pt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tyle="normal"/>
    </style:style>
    <style:style style:name="T3" style:family="text">
      <style:text-properties fo:font-size="15pt"/>
    </style:style>
    <style:style style:name="T4" style:family="text">
      <style:text-properties style:text-position="-33% 58%" fo:font-size="15pt"/>
    </style:style>
    <style:style style:name="T5" style:family="text">
      <style:text-properties style:text-position="0% 100%"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54cm" svg:x="2.045cm" svg:y="2.2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2.628cm" svg:y="2.5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2.812cm" svg:y1="4.816cm" svg:x2="2.216cm" svg:y2="5.788cm">
          <text:p text:style-name="P2"/>
        </draw:line>
        <draw:line draw:style-name="gr3" draw:text-style-name="P1" draw:layer="layout" svg:x1="5.012cm" svg:y1="1.242cm" svg:x2="4.416cm" svg:y2="2.214cm">
          <text:p text:style-name="P2"/>
        </draw:line>
        <draw:line draw:style-name="gr3" draw:text-style-name="P1" draw:layer="layout" svg:x1="2.216cm" svg:y1="1.242cm" svg:x2="2.812cm" svg:y2="2.214cm">
          <text:p text:style-name="P2"/>
        </draw:line>
        <draw:line draw:style-name="gr3" draw:text-style-name="P1" draw:layer="layout" svg:x1="4.416cm" svg:y1="4.816cm" svg:x2="5.012cm" svg:y2="5.788cm">
          <text:p text:style-name="P2"/>
        </draw:line>
        <draw:line draw:style-name="gr3" draw:text-style-name="P1" draw:layer="layout" svg:x1="5.25cm" svg:y1="3.524cm" svg:x2="6.39cm" svg:y2="3.53cm">
          <text:p text:style-name="P2"/>
        </draw:line>
        <draw:line draw:style-name="gr3" draw:text-style-name="P1" draw:layer="layout" svg:x1="0.931cm" svg:y1="3.512cm" svg:x2="2.071cm" svg:y2="3.518cm">
          <text:p text:style-name="P2"/>
        </draw:line>
        <draw:frame draw:style-name="gr4" draw:layer="layout" svg:width="1.158cm" svg:height="1.114cm" svg:x="1.597cm" svg:y="5.636cm">
          <draw:text-box>
            <text:p text:style-name="P2">H<text:span text:style-name="T1">5</text:span></text:p>
          </draw:text-box>
        </draw:frame>
        <draw:frame draw:style-name="gr4" draw:layer="layout" svg:width="1.158cm" svg:height="1.114cm" svg:x="4.747cm" svg:y="5.636cm">
          <draw:text-box>
            <text:p text:style-name="P2">H<text:span text:style-name="T1">4</text:span></text:p>
          </draw:text-box>
        </draw:frame>
        <draw:frame draw:style-name="gr4" draw:layer="layout" svg:width="1.158cm" svg:height="1.114cm" svg:x="4.747cm" svg:y="0.436cm">
          <draw:text-box>
            <text:p text:style-name="P2">H<text:span text:style-name="T1">2</text:span></text:p>
          </draw:text-box>
        </draw:frame>
        <draw:frame draw:style-name="gr4" draw:layer="layout" svg:width="1.158cm" svg:height="1.114cm" svg:x="1.597cm" svg:y="0.436cm">
          <draw:text-box>
            <text:p text:style-name="P2">H<text:span text:style-name="T2">1</text:span></text:p>
          </draw:text-box>
        </draw:frame>
        <draw:frame draw:style-name="gr4" draw:layer="layout" svg:width="1.158cm" svg:height="1.114cm" svg:x="6.247cm" svg:y="3.036cm">
          <draw:text-box>
            <text:p text:style-name="P2">H<text:span text:style-name="T1">3</text:span></text:p>
          </draw:text-box>
        </draw:frame>
        <draw:frame draw:style-name="gr4" draw:layer="layout" svg:width="1.158cm" svg:height="1.114cm" svg:x="0.147cm" svg:y="3.036cm">
          <draw:text-box>
            <text:p text:style-name="P2">H<text:span text:style-name="T1">6</text:span></text:p>
          </draw:text-box>
        </draw:frame>
        <draw:custom-shape draw:style-name="gr5" draw:text-style-name="P1" draw:layer="layout" svg:width="0.227cm" svg:height="0.227cm" svg:x="3.548cm" svg:y="3.42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175cm" svg:height="2.54cm" svg:x="12.245cm" svg:y="1.945cm">
          <text:p text:style-name="P2"/>
          <draw:enhanced-geometry svg:viewBox="0 0 21600 21600" draw:extrusion="true" draw:extrusion-depth="0.254cm 0" draw:extrusion-rotation-angle="65 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12.828cm" svg:y="2.225cm">
          <text:p text:style-name="P2"/>
          <draw:enhanced-geometry svg:viewBox="0 0 21600 21600" draw:extrusion="true" draw:extrusion-depth="0.254cm 0" draw:extrusion-rotation-angle="65 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227cm" svg:height="0.227cm" svg:x="13.748cm" svg:y="3.128cm">
          <text:p text:style-name="P2"/>
          <draw:enhanced-geometry svg:viewBox="0 0 21600 21600" draw:extrusion="true" draw:extrusion-depth="0.254cm 0" draw:extrusion-rotation-angle="65 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13.391cm" svg:y1="1.861cm" svg:x2="14.368cm" svg:y2="4.937cm">
          <text:p text:style-name="P2"/>
        </draw:line>
        <draw:frame draw:style-name="gr4" draw:text-style-name="P3" draw:layer="layout" svg:width="4.252cm" svg:height="1.681cm" svg:x="12.295cm" svg:y="5.215cm">
          <draw:text-box>
            <text:p text:style-name="P2"><text:span text:style-name="T3">Common C</text:span><text:span text:style-name="T4">6</text:span><text:span text:style-name="T3">, C</text:span><text:span text:style-name="T4">3</text:span><text:span text:style-name="T3"> </text:span></text:p>
            <text:p text:style-name="P2"><text:span text:style-name="T3"><text:s text:c="3"/></text:span><text:span text:style-name="T3">and C</text:span><text:span text:style-name="T4">2 </text:span><text:span text:style-name="T5">axes</text:span></text:p>
          </draw:text-box>
        </draw:frame>
        <draw:line draw:style-name="gr7" draw:text-style-name="P1" draw:layer="layout" svg:x1="3.667cm" svg:y1="1.543cm" svg:x2="3.674cm" svg:y2="5.558cm">
          <text:p text:style-name="P2"/>
        </draw:line>
        <draw:line draw:style-name="gr7" draw:text-style-name="P1" draw:layer="layout" svg:x1="1.995cm" svg:y1="2.51cm" svg:x2="5.442cm" svg:y2="4.568cm">
          <text:p text:style-name="P2"/>
        </draw:line>
        <draw:line draw:style-name="gr7" draw:text-style-name="P1" draw:layer="layout" svg:x1="5.442cm" svg:y1="2.51cm" svg:x2="1.995cm" svg:y2="4.568cm">
          <text:p text:style-name="P2"/>
        </draw:line>
        <draw:frame draw:style-name="gr4" draw:text-style-name="P3" draw:layer="layout" svg:width="3.051cm" svg:height="0.966cm" svg:x="2.195cm" svg:y="6.415cm">
          <draw:text-box>
            <text:p text:style-name="P2"><text:span text:style-name="T3">3 x C</text:span><text:span text:style-name="T4">2 </text:span><text:span text:style-name="T5">axes</text:span></text:p>
          </draw:text-box>
        </draw:frame>
        <draw:custom-shape draw:style-name="gr1" draw:text-style-name="P1" draw:layer="layout" svg:width="3.175cm" svg:height="2.54cm" svg:x="7.946cm" svg:y="2.2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8.529cm" svg:y="2.5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227cm" svg:height="0.227cm" svg:x="9.449cm" svg:y="3.42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" draw:text-style-name="P1" draw:layer="layout" svg:x1="10.631cm" svg:y1="1.852cm" svg:x2="8.456cm" svg:y2="5.226cm">
          <text:p text:style-name="P2"/>
        </draw:line>
        <draw:line draw:style-name="gr8" draw:text-style-name="P1" draw:layer="layout" svg:x1="8.456cm" svg:y1="1.852cm" svg:x2="10.631cm" svg:y2="5.226cm">
          <text:p text:style-name="P2"/>
        </draw:line>
        <draw:line draw:style-name="gr8" draw:text-style-name="P1" draw:layer="layout" svg:x1="11.499cm" svg:y1="3.54cm" svg:x2="7.485cm" svg:y2="3.539cm">
          <text:p text:style-name="P2"/>
        </draw:line>
        <draw:frame draw:style-name="gr4" draw:text-style-name="P3" draw:layer="layout" svg:width="3.051cm" svg:height="0.966cm" svg:x="8.096cm" svg:y="5.615cm">
          <draw:text-box>
            <text:p text:style-name="P2"><text:span text:style-name="T3">3 x C</text:span><text:span text:style-name="T4">2 </text:span><text:span text:style-name="T5">ax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3T17:09:09</meta:creation-date>
    <dc:creator>Jussi Eloranta</dc:creator>
    <dc:date>2007-04-07T10:40:41</dc:date>
    <dc:language>en-US</dc:language>
    <meta:editing-cycles>26</meta:editing-cycles>
    <meta:editing-duration>PT1H3M1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